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Cai</text:p>
          </table:table-cell>
          <table:table-cell office:value-type="string" calcext:value-type="string">
            <text:p>Parker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Wang </text:p>
          </table:table-cell>
          <table:table-cell/>
          <table:table-cell office:value-type="string" calcext:value-type="string">
            <text:p>Cai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Wang</text:p>
          </table:table-cell>
          <table:table-cell/>
          <table:table-cell office:value-type="string" calcext:value-type="string">
            <text:p>DEXSeq</text:p>
          </table:table-cell>
        </table:table-row>
        <table:table-row table:style-name="ro1">
          <table:table-cell office:value-type="string" calcext:value-type="string">
            <text:p>Cai 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350" calcext:value-type="float">
            <text:p>35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18" calcext:value-type="float">
            <text:p>2818</text:p>
          </table:table-cell>
          <table:table-cell office:value-type="float" office:value="6194" calcext:value-type="float">
            <text:p>6194</text:p>
          </table:table-cell>
          <table:table-cell office:value-type="float" office:value="1043" calcext:value-type="float">
            <text:p>1043</text:p>
          </table:table-cell>
          <table:table-cell office:value-type="float" office:value="1138" calcext:value-type="float">
            <text:p>1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er 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155" calcext:value-type="float">
            <text:p>1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 </text:p>
          </table:table-cell>
          <table:table-cell office:value-type="float" office:value="350" calcext:value-type="float">
            <text:p>35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ng 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ai </text:p>
          </table:table-cell>
          <table:table-cell office:value-type="string" calcext:value-type="string">
            <text:p>Parker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Wang </text:p>
          </table:table-cell>
          <table:table-cell table:number-columns-repeated="2"/>
          <table:table-cell office:value-type="string" calcext:value-type="string">
            <text:p>Cai </text:p>
          </table:table-cell>
          <table:table-cell office:value-type="string" calcext:value-type="string">
            <text:p>Parker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Wang </text:p>
          </table:table-cell>
          <table:table-cell/>
        </table:table-row>
        <table:table-row table:style-name="ro1">
          <table:table-cell office:value-type="string" calcext:value-type="string">
            <text:p>Cai </text:p>
          </table:table-cell>
          <table:table-cell/>
          <table:table-cell table:formula="of:=[.B3]/[.H2]" office:value-type="float" office:value="0.132386180174362" calcext:value-type="float">
            <text:p>0.132386180174362</text:p>
          </table:table-cell>
          <table:table-cell table:formula="of:=[.B4]/[.G2]" office:value-type="float" office:value="0.124201561391058" calcext:value-type="float">
            <text:p>0.124201561391058</text:p>
          </table:table-cell>
          <table:table-cell table:formula="of:=[.B5]/[.G2]" office:value-type="float" office:value="0.0337118523775727" calcext:value-type="float">
            <text:p>0.0337118523775727</text:p>
          </table:table-cell>
          <table:table-cell/>
          <table:table-cell office:value-type="string" calcext:value-type="string">
            <text:p>Cai </text:p>
          </table:table-cell>
          <table:table-cell/>
          <table:table-cell table:formula="of:=[.C2]/([.H2]+[.G2]-[.C2])" office:value-type="float" office:value="0.10009765625" calcext:value-type="float">
            <text:p>0.10009765625</text:p>
          </table:table-cell>
          <table:table-cell table:formula="of:=[.D2]/([.I2]+[.G2]-[.D2])" office:value-type="float" office:value="0.0996866989461692" calcext:value-type="float">
            <text:p>0.0996866989461692</text:p>
          </table:table-cell>
          <table:table-cell table:formula="of:=[.E2]/([.J2]+[.G2]-[.E2])" office:value-type="float" office:value="0.0246050246050246" calcext:value-type="float">
            <text:p>0.0246050246050246</text:p>
          </table:table-cell>
          <table:table-cell/>
        </table:table-row>
        <table:table-row table:style-name="ro1">
          <table:table-cell office:value-type="string" calcext:value-type="string">
            <text:p>Parker </text:p>
          </table:table-cell>
          <table:table-cell table:formula="of:=[.B3]/[.G2]" office:value-type="float" office:value="0.290986515259049" calcext:value-type="float">
            <text:p>0.290986515259049</text:p>
          </table:table-cell>
          <table:table-cell/>
          <table:table-cell table:formula="of:=[.C4]/[.H2]" office:value-type="float" office:value="0.0868582499192767" calcext:value-type="float">
            <text:p>0.0868582499192767</text:p>
          </table:table-cell>
          <table:table-cell table:formula="of:=[.C5]/[.H2]" office:value-type="float" office:value="0.0250242169841782" calcext:value-type="float">
            <text:p>0.0250242169841782</text:p>
          </table:table-cell>
          <table:table-cell/>
          <table:table-cell office:value-type="string" calcext:value-type="string">
            <text:p>Parker </text:p>
          </table:table-cell>
          <table:table-cell office:value-type="float" office:value="0.290986515259049" calcext:value-type="float">
            <text:p>0.290986515259049</text:p>
          </table:table-cell>
          <table:table-cell/>
          <table:table-cell table:formula="of:=[.D3]/([.I2]+[.H2]-[.D3])" office:value-type="float" office:value="0.0803104941035976" calcext:value-type="float">
            <text:p>0.0803104941035976</text:p>
          </table:table-cell>
          <table:table-cell table:formula="of:=[.E3]/([.J2]+[.H2]-[.E3])" office:value-type="float" office:value="0.0215967674515814" calcext:value-type="float">
            <text:p>0.0215967674515814</text:p>
          </table:table-cell>
          <table:table-cell/>
        </table:table-row>
        <table:table-row table:style-name="ro1">
          <table:table-cell office:value-type="string" calcext:value-type="string">
            <text:p>Sun </text:p>
          </table:table-cell>
          <table:table-cell table:formula="of:=[.B4]/[.I2]" office:value-type="float" office:value="0.335570469798658" calcext:value-type="float">
            <text:p>0.335570469798658</text:p>
          </table:table-cell>
          <table:table-cell table:formula="of:=[.C4]/[.I2]" office:value-type="float" office:value="0.51581975071908" calcext:value-type="float">
            <text:p>0.51581975071908</text:p>
          </table:table-cell>
          <table:table-cell/>
          <table:table-cell table:formula="of:=[.D5]/[.J2]" office:value-type="float" office:value="0.0746924428822496" calcext:value-type="float">
            <text:p>0.0746924428822496</text:p>
          </table:table-cell>
          <table:table-cell/>
          <table:table-cell office:value-type="string" calcext:value-type="string">
            <text:p>Sun </text:p>
          </table:table-cell>
          <table:table-cell office:value-type="float" office:value="0.335570469798658" calcext:value-type="float">
            <text:p>0.335570469798658</text:p>
          </table:table-cell>
          <table:table-cell office:value-type="float" office:value="0.51581975071908" calcext:value-type="float">
            <text:p>0.51581975071908</text:p>
          </table:table-cell>
          <table:table-cell/>
          <table:table-cell table:formula="of:=[.E4]/([.J2]+[.I2]-[.E4])" office:value-type="float" office:value="0.0405534351145038" calcext:value-type="float">
            <text:p>0.0405534351145038</text:p>
          </table:table-cell>
          <table:table-cell/>
        </table:table-row>
        <table:table-row table:style-name="ro1">
          <table:table-cell office:value-type="string" calcext:value-type="string">
            <text:p>Wang </text:p>
          </table:table-cell>
          <table:table-cell table:formula="of:=[.B5]/[.J2]" office:value-type="float" office:value="0.0834797891036907" calcext:value-type="float">
            <text:p>0.0834797891036907</text:p>
          </table:table-cell>
          <table:table-cell table:formula="of:=[.C5]/[.J2]" office:value-type="float" office:value="0.136203866432337" calcext:value-type="float">
            <text:p>0.136203866432337</text:p>
          </table:table-cell>
          <table:table-cell table:formula="of:=[.D5]/[.I2]" office:value-type="float" office:value="0.0814956855225312" calcext:value-type="float">
            <text:p>0.0814956855225312</text:p>
          </table:table-cell>
          <table:table-cell table:number-columns-repeated="2"/>
          <table:table-cell office:value-type="string" calcext:value-type="string">
            <text:p>Wang </text:p>
          </table:table-cell>
          <table:table-cell office:value-type="float" office:value="0.0834797891036907" calcext:value-type="float">
            <text:p>0.0834797891036907</text:p>
          </table:table-cell>
          <table:table-cell office:value-type="float" office:value="0.136203866432337" calcext:value-type="float">
            <text:p>0.136203866432337</text:p>
          </table:table-cell>
          <table:table-cell office:value-type="float" office:value="0.0814956855225312" calcext:value-type="float">
            <text:p>0.08149568552253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17:01:40.469045144</meta:creation-date>
    <dc:date>2024-01-26T20:51:39.539557160</dc:date>
    <meta:editing-duration>PT19M53S</meta:editing-duration>
    <meta:editing-cycles>5</meta:editing-cycles>
    <meta:generator>LibreOffice/7.3.7.2$Linux_X86_64 LibreOffice_project/30$Build-2</meta:generator>
    <meta:document-statistic meta:table-count="1" meta:cell-count="69" meta:object-count="0"/>
  </office:meta>
</office:document-meta>
</file>